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82cm" draw:marker-start-width="0.624cm" draw:marker-end-width="0.624cm" draw:textarea-horizontal-align="justify" draw:textarea-vertical-align="middle" draw:auto-grow-height="false" fo:min-height="3.782cm" fo:min-width="3.46cm" fo:padding-top="0.267cm" fo:padding-bottom="0.267cm" fo:padding-left="0.392cm" fo:padding-right="0.392cm"/>
    </style:style>
    <style:style style:name="gr2" style:family="graphic" style:parent-style-name="standard">
      <style:graphic-properties draw:stroke="solid" draw:stroke-dash="Dot" svg:stroke-width="0.353cm" svg:stroke-color="#2a6099" draw:marker-start-width="0.725cm" draw:marker-end-width="0.725cm" draw:stroke-linejoin="round" svg:stroke-linecap="round" draw:textarea-vertical-align="middle" fo:padding-top="0.297cm" fo:padding-bottom="0.297cm" fo:padding-left="0.422cm" fo:padding-right="0.422cm"/>
    </style:style>
    <style:style style:name="gr3" style:family="graphic" style:parent-style-name="standard">
      <style:graphic-properties svg:stroke-width="0.564cm" svg:stroke-color="#000000" draw:marker-start-width="1.042cm" draw:marker-end-width="1.042cm" draw:fill-color="#ff0000" draw:textarea-horizontal-align="justify" draw:textarea-vertical-align="middle" draw:auto-grow-height="false" fo:min-height="2.024cm" fo:min-width="1.774cm" fo:padding-top="0.403cm" fo:padding-bottom="0.403cm" fo:padding-left="0.528cm" fo:padding-right="0.528cm"/>
    </style:style>
    <style:style style:name="gr4" style:family="graphic" style:parent-style-name="objectwithoutfill">
      <style:graphic-properties svg:stroke-width="0.529cm" svg:stroke-color="#000000" draw:marker-start-width="0.993cm" draw:marker-end-width="0.993cm" draw:fill="none" draw:textarea-vertical-align="middle" fo:padding-top="0.389cm" fo:padding-bottom="0.389cm" fo:padding-left="0.514cm" fo:padding-right="0.514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6cm" svg:x="2.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1" draw:layer="layout" svg:width="9.559cm" svg:height="2.831cm" draw:transform="skewX (0.278030949842697) rotate (0.588699556697687) translate (0.575cm 6.254cm)" draw:kind="arc" draw:start-angle="311.17" draw:end-angle="239.81">
          <text:p/>
        </draw:ellipse>
        <draw:ellipse draw:style-name="gr2" draw:text-style-name="P1" draw:layer="layout" svg:width="11.243cm" svg:height="2.831cm" draw:transform="skewX (0.278030949842697) rotate (0.588699556697687) translate (-0.139cm 6.732cm)" draw:kind="arc" draw:start-angle="304.06" draw:end-angle="245.5">
          <text:p/>
        </draw:ellipse>
        <draw:custom-shape draw:style-name="gr3" draw:text-style-name="P2" draw:layer="layout" svg:width="4cm" svg:height="4cm" svg:x="0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6cm" svg:y1="5.1cm" svg:x2="2.6cm" svg:y2="9.4cm">
          <text:p/>
        </draw:line>
        <draw:line draw:style-name="gr4" draw:text-style-name="P3" draw:layer="layout" svg:x1="4.8cm" svg:y1="7.2cm" svg:x2="0.5cm" svg:y2="7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8-02T13:22:05.598272511</dc:date>
    <meta:editing-duration>PT3M43S</meta:editing-duration>
    <meta:editing-cycles>3</meta:editing-cycles>
    <meta:generator>LibreOffice/7.3.4.2$Linux_X86_64 LibreOffice_project/30$Build-2</meta:generator>
    <meta:document-statistic meta:object-count="6"/>
  </office:meta>
</office:document-meta>
</file>